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1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5.2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" style:family="table-cell" style:parent-style-name="Default">
      <style:text-properties style:font-name="Calibri Light1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2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8"/>
          <table:table-cell table:style-name="ce8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Year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yea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1556952" calcext:value-type="float">
            <text:p>3155695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Astronomical</text:p>
          </table:table-cell>
          <table:table-cell table:style-name="ce64" table:number-columns-repeated="4"/>
          <table:table-cell table:style-name="ce64" office:value-type="string" calcext:value-type="string">
            <text:p>astronomical unit</text:p>
          </table:table-cell>
          <table:table-cell table:number-columns-repeated="2" table:style-name="ce64" office:value-type="string" calcext:value-type="string">
            <text:p>au</text:p>
          </table:table-cell>
          <table:table-cell table:style-name="ce64" office:value-type="string" calcext:value-type="string">
            <text:p>TMeter?</text:p>
          </table:table-cell>
          <table:table-cell table:style-name="ce29" office:value-type="float" office:value="149597870691" calcext:value-type="float">
            <text:p>14959787069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9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9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4 ] = [ K3 ] * [ K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9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2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2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91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rad/s2 ] = [ rad/s ] / [ 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/>
          <table:table-cell table:style-name="ce93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N*s ] = [ N ] * [ 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table:number-columns-repeated="2"/>
          <table:table-cell table:style-name="ce9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/s2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8"/>
          <table:table-cell table:style-name="ce86"/>
          <table:table-cell/>
          <table:table-cell table:style-name="ce99" table:number-columns-repeated="16373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alternative definition [ N*m2/kg2 ] = [ N ] / [ kg2/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4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 ] / [ C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T ] * [ m/s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3"/>
          <table:table-cell table:style-name="ce8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3"/>
          <table:table-cell table:style-name="ce8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T*m ] = [ N/A ] = [ N ] / [ A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/>
          <table:table-cell table:style-name="ce72"/>
          <table:table-cell table:style-name="ce89"/>
          <table:table-cell table:style-name="ce97" table:number-columns-repeated="16374"/>
        </table:table-row>
        <table:table-row table:style-name="ro2" table:number-rows-repeated="7">
          <table:table-cell table:number-columns-repeated="11"/>
          <table:table-cell table:style-name="ce97" table:number-columns-repeated="1637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97" table:number-columns-repeated="16373"/>
        </table:table-row>
        <table:table-row table:style-name="ro2">
          <table:table-cell table:number-columns-repeated="11"/>
          <table:table-cell table:style-name="ce97" table:number-columns-repeated="16373"/>
        </table:table-row>
        <table:table-row table:style-name="ro3" table:number-rows-repeated="4">
          <table:table-cell table:number-columns-repeated="11"/>
          <table:table-cell table:style-name="ce97" table:number-columns-repeated="16373"/>
        </table:table-row>
        <table:table-row table:style-name="ro3" table:number-rows-repeated="104812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1:10:41.96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2T21:10:55.547000000</dc:date>
    <meta:editing-duration>P3DT6H7M45S</meta:editing-duration>
    <meta:editing-cycles>243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8" meta:object-count="0"/>
  </office:meta>
</office:document-meta>
</file>